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erTemplate.lower( int lo , int hi , int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rterTemplate.rotate( int lo , int mid , int h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rterTemplate.quickSort( int lo , int h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rterTemplate.upper( int lo , int hi , int v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rterTemplate.mergeSort( int lo , int h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rterTemplate.merge( int lo , int pivot , int hi , int len1 , int len2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orterTemplate.quickSortHelper( int lo , int hi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SorterTemplate.insertionSort( int lo , int h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